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0620" officeooo:paragraph-rsid="0000062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0620" officeooo:paragraph-rsid="00000620" style:font-weight-asian="bold" style:font-weight-complex="bold"/>
    </style:style>
    <style:style style:name="P3" style:family="paragraph" style:parent-style-name="Standard">
      <style:text-properties fo:font-weight="bold" officeooo:rsid="00034365" officeooo:paragraph-rsid="00034365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00620" officeooo:paragraph-rsid="00000620" style:font-weight-asian="normal" style:font-weight-complex="normal"/>
    </style:style>
    <style:style style:name="P5" style:family="paragraph" style:parent-style-name="Standard">
      <style:text-properties fo:font-weight="normal" officeooo:rsid="00000620" officeooo:paragraph-rsid="0000062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17d3a" officeooo:paragraph-rsid="00017d3a" style:font-weight-asian="normal" style:font-weight-complex="normal"/>
    </style:style>
    <style:style style:name="P7" style:family="paragraph" style:parent-style-name="Standard">
      <style:text-properties fo:font-weight="normal" officeooo:rsid="00034365" officeooo:paragraph-rsid="00034365" style:font-weight-asian="normal" style:font-weight-complex="normal"/>
    </style:style>
    <style:style style:name="P8" style:family="paragraph" style:parent-style-name="Standard" style:list-style-name="L20">
      <style:text-properties fo:font-weight="normal" officeooo:rsid="00034365" officeooo:paragraph-rsid="00034365" style:font-weight-asian="normal" style:font-weight-complex="normal"/>
    </style:style>
    <style:style style:name="P9" style:family="paragraph" style:parent-style-name="Standard" style:list-style-name="L14">
      <style:text-properties officeooo:rsid="00034365" officeooo:paragraph-rsid="00034365"/>
    </style:style>
    <style:style style:name="P10" style:family="paragraph" style:parent-style-name="Standard">
      <style:text-properties officeooo:paragraph-rsid="00000620"/>
    </style:style>
    <style:style style:name="P11" style:family="paragraph" style:parent-style-name="Standard" style:list-style-name="L14">
      <style:text-properties officeooo:paragraph-rsid="00034365"/>
    </style:style>
    <style:style style:name="P12" style:family="paragraph" style:parent-style-name="Standard" style:list-style-name="L6">
      <style:paragraph-properties fo:margin-left="0.9846in" fo:margin-right="0in" fo:text-indent="-0.25in" style:auto-text-indent="false"/>
      <style:text-properties fo:font-weight="normal" officeooo:rsid="00000620" officeooo:paragraph-rsid="00000620" style:font-weight-asian="normal" style:font-weight-complex="normal"/>
    </style:style>
    <style:style style:name="P13" style:family="paragraph" style:parent-style-name="Standard" style:list-style-name="L10">
      <style:paragraph-properties fo:margin-left="0.9846in" fo:margin-right="0in" fo:text-indent="-0.25in" style:auto-text-indent="false"/>
      <style:text-properties fo:font-weight="normal" officeooo:rsid="00000620" officeooo:paragraph-rsid="00017d3a" style:font-weight-asian="normal" style:font-weight-complex="normal"/>
    </style:style>
    <style:style style:name="P14" style:family="paragraph" style:parent-style-name="Standard">
      <style:paragraph-properties fo:margin-left="0.9846in" fo:margin-right="0in" fo:text-indent="-0.25in" style:auto-text-indent="false"/>
      <style:text-properties fo:font-weight="normal" officeooo:rsid="00000620" officeooo:paragraph-rsid="00017d3a" style:font-weight-asian="normal" style:font-weight-complex="normal"/>
    </style:style>
    <style:style style:name="P15" style:family="paragraph" style:parent-style-name="Standard" style:list-style-name="L11">
      <style:paragraph-properties fo:margin-left="0.9846in" fo:margin-right="0in" fo:text-indent="-0.25in" style:auto-text-indent="false"/>
      <style:text-properties fo:font-weight="normal" officeooo:rsid="00017d3a" officeooo:paragraph-rsid="00017d3a" style:font-weight-asian="normal" style:font-weight-complex="normal"/>
    </style:style>
    <style:style style:name="P16" style:family="paragraph" style:parent-style-name="Standard" style:list-style-name="L11">
      <style:paragraph-properties fo:margin-left="0.9846in" fo:margin-right="0in" fo:text-indent="-0.25in" style:auto-text-indent="false"/>
      <style:text-properties fo:font-weight="normal" officeooo:rsid="00023ef1" officeooo:paragraph-rsid="00023ef1" style:font-weight-asian="normal" style:font-weight-complex="normal"/>
    </style:style>
    <style:style style:name="P17" style:family="paragraph" style:parent-style-name="Standard" style:list-style-name="L8">
      <style:paragraph-properties fo:margin-left="0.9846in" fo:margin-right="0in" fo:text-align="start" style:justify-single-word="false" fo:text-indent="-0.25in" style:auto-text-indent="false"/>
      <style:text-properties officeooo:paragraph-rsid="00000620"/>
    </style:style>
    <style:style style:name="P18" style:family="paragraph" style:parent-style-name="Standard" style:list-style-name="L11">
      <style:paragraph-properties fo:margin-left="0in" fo:margin-right="0in" fo:text-indent="0in" style:auto-text-indent="false"/>
      <style:text-properties fo:font-weight="normal" officeooo:rsid="00017d3a" officeooo:paragraph-rsid="00017d3a" style:font-weight-asian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034365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weight="normal" officeooo:rsid="00034365" officeooo:paragraph-rsid="00034365" style:font-weight-asian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weight="bold" officeooo:rsid="00000620" officeooo:paragraph-rsid="00000620" style:font-weight-asian="bold" style:font-weight-complex="bold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paragraph-rsid="00034365"/>
    </style:style>
    <style:style style:name="P23" style:family="paragraph" style:parent-style-name="Standard" style:list-style-name="L18" style:master-page-name="">
      <style:paragraph-properties fo:margin-left="1.25in" fo:margin-right="0in" fo:text-indent="-0.25in" style:auto-text-indent="false" style:page-number="auto"/>
      <style:text-properties officeooo:rsid="00034365" officeooo:paragraph-rsid="00034365"/>
    </style:style>
    <style:style style:name="P24" style:family="paragraph" style:parent-style-name="Standard" style:list-style-name="L18">
      <style:paragraph-properties fo:margin-left="1.25in" fo:margin-right="0in" fo:text-indent="-0.25in" style:auto-text-indent="false"/>
      <style:text-properties officeooo:rsid="00034365" officeooo:paragraph-rsid="0003436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0620" style:font-weight-asian="normal" style:font-weight-complex="normal"/>
    </style:style>
    <style:style style:name="T3" style:family="text">
      <style:text-properties fo:font-weight="normal" officeooo:rsid="00034365" style:font-weight-asian="normal" style:font-weight-complex="normal"/>
    </style:style>
    <style:style style:name="T4" style:family="text">
      <style:text-properties officeooo:rsid="00017d3a"/>
    </style:style>
    <style:style style:name="T5" style:family="text">
      <style:text-properties officeooo:rsid="00023e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436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okies with Dates recipe</text:p>
      <text:p text:style-name="P3">Ingredients:</text:p>
      <text:p text:style-name="P20">dough :</text:p>
      <text:list xml:id="list5901359863644921017" text:style-name="L14">
        <text:list-item>
          <text:p text:style-name="P11"><text:span text:style-name="T3">3 cups of flour (rice cups 1 cup = 150 gm)</text:span></text:p>
        </text:list-item>
        <text:list-item>
          <text:p text:style-name="P9"><text:span text:style-name="T1">1 Tea spoon of cinnamon.</text:span></text:p>
        </text:list-item>
        <text:list-item>
          <text:p text:style-name="P9"><text:span text:style-name="T1">1 Tea spoon of baking powder.</text:span></text:p>
        </text:list-item>
        <text:list-item>
          <text:p text:style-name="P9"><text:span text:style-name="T1">Pinch of salt.</text:span></text:p>
        </text:list-item>
        <text:list-item>
          <text:p text:style-name="P9"><text:span text:style-name="T1">1 Tea spoon of salt.</text:span></text:p>
        </text:list-item>
        <text:list-item>
          <text:p text:style-name="P9"><text:span text:style-name="T1">1 table spoon of sugar.</text:span></text:p>
        </text:list-item>
        <text:list-item>
          <text:p text:style-name="P9"><text:span text:style-name="T1">2 table spoon of oil</text:span></text:p>
        </text:list-item>
      </text:list>
      <text:p text:style-name="P22"><text:span text:style-name="T3">Dates :</text:span></text:p>
      <text:list xml:id="list9156615869111395212" text:style-name="L18">
        <text:list-item>
          <text:p text:style-name="P23"><text:span text:style-name="T1">250 gm of Dates (I usually put more like 400 gm)</text:span></text:p>
        </text:list-item>
        <text:list-item>
          <text:p text:style-name="P24"><text:span text:style-name="T1">2 table spoon of butter.</text:span></text:p>
        </text:list-item>
        <text:list-item>
          <text:p text:style-name="P24"><text:span text:style-name="T1">½ Tea spoon of vanilla extract.</text:span></text:p>
        </text:list-item>
        <text:list-item>
          <text:p text:style-name="P24"><text:span text:style-name="T1">½ <text:s/>cup of milk (130 gm)</text:span></text:p>
        </text:list-item>
      </text:list>
      <text:p text:style-name="P21"/>
      <text:p text:style-name="P1">A - Preparing the dough</text:p>
      <text:p text:style-name="P10"/>
      <text:list xml:id="list155254756552599412" text:style-name="L1">
        <text:list-item>
          <text:p text:style-name="P4">¾ warm glass of water + 1 table spoon of sugar + 1 tea spoon of dried yeast.</text:p>
        </text:list-item>
      </text:list>
      <text:list xml:id="list7411888574228905978" text:style-name="L6">
        <text:list-header>
          <text:p text:style-name="P12"/>
        </text:list-header>
        <text:list-item>
          <text:p text:style-name="P12">Stir the mixture very Good.</text:p>
        </text:list-item>
        <text:list-item>
          <text:p text:style-name="P12">Leave it for 15 min.</text:p>
        </text:list-item>
      </text:list>
      <text:list xml:id="list141551471755084" text:continue-list="list155254756552599412" text:style-name="L1">
        <text:list-item>
          <text:p text:style-name="P4">3 cups of white unbleached flour (rice cups not the normal ones , 1 cup = 150 gm)</text:p>
          <text:p text:style-name="P4">+ 1 tea spoon of baking powder + 1 tea spoon of cinnamon + pinch of salt</text:p>
          <text:p text:style-name="P4"/>
        </text:list-item>
      </text:list>
      <text:list xml:id="list1306561626050611501" text:style-name="L8">
        <text:list-item>
          <text:p text:style-name="P17"><text:span text:style-name="T2">Mix together very good. (Note: Don't put the mixture from step 1 yet)</text:span></text:p>
        </text:list-item>
      </text:list>
      <text:list xml:id="list141550687059319" text:continue-list="list141551471755084" text:style-name="L1">
        <text:list-item>
          <text:p text:style-name="P4">once the mixture from step one is ready do the following :</text:p>
        </text:list-item>
      </text:list>
      <text:list xml:id="list2726957276333792126" text:style-name="L10">
        <text:list-item>
          <text:p text:style-name="P13">Add 2 table spoons of oil to the flour mixture (from step 2)</text:p>
        </text:list-item>
        <text:list-item>
          <text:p text:style-name="P13">slowly add the mixture from step 1 while mixing the flour with your hand.</text:p>
        </text:list-item>
        <text:list-item>
          <text:p text:style-name="P13">Sprinkle some flour on the counter (around 1 tea spoon) and start kneading the dough .</text:p>
        </text:list-item>
        <text:list-item>
          <text:p text:style-name="P13">Keep kneading the dough until the texture I<text:span text:style-name="T4">s not breaking any more (when the dough sticks to the counter you can sprinkle more flour, but not too much).</text:span></text:p>
        </text:list-item>
        <text:list-item>
          <text:p text:style-name="P13"><text:span text:style-name="T4">After kneading the dough, caught it with around 1 table spoon of oil put in a bowl and cover it. Leave it to rest for around 30 min.</text:span></text:p>
        </text:list-item>
      </text:list>
      <text:list xml:id="list141551183497283" text:continue-list="list141550687059319" text:style-name="L1">
        <text:list-item>
          <text:p text:style-name="P6">after 30 min dough will double in size, sprinkle some flour on the counter and take the dough out of the bowl, and knead the dough gently for 1 min. (Also apply flour if sticky but not too much).</text:p>
        </text:list-item>
        <text:list-item>
          <text:p text:style-name="P6">Extend the dough same way when preparing the baguette, then divide to small pieces as shown in the pieces.</text:p>
        </text:list-item>
        <text:list-item>
          <text:p text:style-name="P6">Start working with the small pieces </text:p>
        </text:list-item>
      </text:list>
      <text:list xml:id="list833220923325703170" text:style-name="L11">
        <text:list-item>
          <text:p text:style-name="P16">Cover the oven pane with oil.</text:p>
        </text:list-item>
        <text:list-item>
          <text:p text:style-name="P15">sprinkle a little flour in the counter.</text:p>
        </text:list-item>
        <text:list-item>
          <text:p text:style-name="P15">Flatten the dough.</text:p>
        </text:list-item>
        <text:list-item>
          <text:p text:style-name="P15">Put the date mixture on it as shown, and roll the dough over.</text:p>
        </text:list-item>
        <text:list-item>
          <text:p text:style-name="P16">Put the cookie in the oven pan.</text:p>
          <text:p text:style-name="P18">-<text:span text:style-name="T5">Leave cookies to rest for 1 hour then put in the over . Oven should be preheated on 185 C, and put the cookies in the middle rack.</text:span></text:p>
        </text:list-item>
      </text:list>
      <text:p text:style-name="P14"><text:soft-page-break/></text:p>
      <text:p text:style-name="P14"/>
      <text:p text:style-name="P19"><text:span text:style-name="T7">B- Date mixture</text:span></text:p>
      <text:list xml:id="list2263000734504656094" text:style-name="L20">
        <text:list-item>
          <text:p text:style-name="P8"><text:s/>heat a pan and then add <text:s/>the butter (2 table spoon) <text:s/>until it melt.</text:p>
        </text:list-item>
        <text:list-item>
          <text:p text:style-name="P8">Wait for 30 sec then add the vanilla extract .</text:p>
        </text:list-item>
        <text:list-item>
          <text:p text:style-name="P8">Mix and then add the milk and dates.</text:p>
          <text:p text:style-name="P8">Keep stirring until dates start to melt and form one mixture like a dough .</text:p>
        </text:list-item>
      </text:list>
      <text:p text:style-name="P7"/>
      <text:p text:style-name="P7"><text:span text:style-name="T6">Notes</text:span>: when adding the milk add little by little, just don't make the dates burn.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4-12-07T13:21:26.869073517</meta:creation-date>
    <dc:date>2014-12-07T14:15:50.168869462</dc:date>
    <dc:creator>jb </dc:creator>
    <meta:editing-duration>PT7M39S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2" meta:paragraph-count="44" meta:word-count="497" meta:character-count="2289" meta:non-whitespace-character-count="1865"/>
  </office:meta>
</office:document-meta>
</file>